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1470e4" officeooo:paragraph-rsid="001470e4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25c9d4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officeooo:rsid="001470e4" officeooo:paragraph-rsid="0017c308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officeooo:rsid="001470e4" officeooo:paragraph-rsid="001470e4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officeooo:rsid="001470e4" officeooo:paragraph-rsid="001be25f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officeooo:rsid="001470e4" officeooo:paragraph-rsid="001da1ab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officeooo:rsid="001470e4" officeooo:paragraph-rsid="0020576d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officeooo:rsid="001470e4" officeooo:paragraph-rsid="002160a4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officeooo:rsid="001470e4" officeooo:paragraph-rsid="0025c9d4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officeooo:paragraph-rsid="001e5ba7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officeooo:rsid="0020576d" officeooo:paragraph-rsid="0020576d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1470e4" officeooo:paragraph-rsid="001470e4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470e4" officeooo:paragraph-rsid="0017c308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470e4" officeooo:paragraph-rsid="001f5179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font-weight="normal" officeooo:paragraph-rsid="001f5179" style:font-size-asian="12pt" style:font-weight-asian="normal" style:font-size-complex="12pt" style:font-weight-complex="normal"/>
    </style:style>
    <style:style style:name="P17" style:family="paragraph" style:parent-style-name="Text_20_body" style:list-style-name="L1">
      <style:paragraph-properties fo:text-align="justify" style:justify-single-word="false"/>
    </style:style>
    <style:style style:name="P18" style:family="paragraph" style:parent-style-name="Text_20_body" style:list-style-name="L1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officeooo:rsid="0017c308"/>
    </style:style>
    <style:style style:name="T2" style:family="text">
      <style:text-properties fo:font-weight="normal" officeooo:rsid="001f5179" style:font-weight-asian="normal" style:font-weight-complex="normal"/>
    </style:style>
    <style:style style:name="T3" style:family="text">
      <style:text-properties officeooo:rsid="001abfe4"/>
    </style:style>
    <style:style style:name="T4" style:family="text">
      <style:text-properties officeooo:rsid="001da1ab"/>
    </style:style>
    <style:style style:name="T5" style:family="text">
      <style:text-properties officeooo:rsid="001f5179"/>
    </style:style>
    <style:style style:name="T6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8" style:family="text">
      <style:text-properties style:text-outline="false" style:text-line-through-style="none" style:text-line-through-type="none" fo:font-style="normal" fo:text-shadow="none" style:text-underline-style="none" officeooo:rsid="001470e4" style:font-style-asian="normal" style:text-emphasize="none"/>
    </style:style>
    <style:style style:name="T9" style:family="text">
      <style:text-properties style:text-outline="false" style:text-line-through-style="none" style:text-line-through-type="none" fo:font-style="normal" fo:text-shadow="none" style:text-underline-style="none" officeooo:rsid="001f5179" style:font-style-asian="normal" style:text-emphasize="none"/>
    </style:style>
    <style:style style:name="T10" style:family="text">
      <style:text-properties officeooo:rsid="001470e4"/>
    </style:style>
    <style:style style:name="T11" style:family="text">
      <style:text-properties style:font-name="Times New Roman" fo:font-size="12pt" style:font-size-asian="12pt" style:font-size-complex="12pt"/>
    </style:style>
    <style:style style:name="T12" style:family="text">
      <style:text-properties style:font-name="Times New Roman" fo:font-size="12pt" officeooo:rsid="001470e4" style:font-size-asian="12pt" style:font-size-complex="12pt"/>
    </style:style>
    <style:style style:name="T13" style:family="text">
      <style:text-properties style:font-name="Times New Roman" fo:font-size="12pt" fo:font-weight="normal" officeooo:rsid="001470e4" style:font-size-asian="12pt" style:font-weight-asian="normal" style:font-size-complex="12pt" style:font-weight-complex="normal"/>
    </style:style>
    <style:style style:name="T14" style:family="text">
      <style:text-properties style:font-name="Times New Roman" fo:font-size="12pt" fo:font-weight="normal" officeooo:rsid="0025c9d4" style:font-size-asian="12pt" style:font-weight-asian="normal" style:font-size-complex="12pt" style:font-weight-complex="normal"/>
    </style:style>
    <style:style style:name="T15" style:family="text">
      <style:text-properties style:font-name="Times New Roman" fo:font-size="12pt" fo:font-weight="bold" officeooo:rsid="001470e4" style:font-size-asian="12pt" style:font-weight-asian="bold" style:font-size-complex="12pt" style:font-weight-complex="bold"/>
    </style:style>
    <style:style style:name="T16" style:family="text">
      <style:text-properties officeooo:rsid="0020576d"/>
    </style:style>
    <style:style style:name="T17" style:family="text">
      <style:text-properties officeooo:rsid="0025c9d4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25c9d4" fo:background-color="#ffff00" loext:char-shading-value="0"/>
    </style:style>
    <style:style style:name="T20" style:family="text">
      <style:text-properties officeooo:rsid="0025c9d4" fo:background-color="#ffff00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hatgpt para fazer a estatística.</text:p>
      <text:p text:style-name="P5"/>
      <text:p text:style-name="P13">1ª tentativa:</text:p>
      <text:p text:style-name="P5"/>
      <text:p text:style-name="P10">Sou mestranda da geografia e meu projeto de pesquisa engloba a vegetação nativa do Estado do Espírito Santo, que faz parte da Mata Atlântica.</text:p>
      <text:p text:style-name="P10">Tenho uma planilha georreferenciada com dados categóricos de classificação botânica para cada registro de espécie conhecida em um determinado local.</text:p>
      <text:p text:style-name="P10"/>
      <text:p text:style-name="P5">Escreva um script para que eu insira no R “<text:span text:style-name="T18">a planilha com 121.000 registros e que faça um cálculo de k-modes e depois plote o resultado considerando o melhor gráfico para ser inserido na dissertação</text:span>”.</text:p>
      <text:p text:style-name="P3"><text:span text:style-name="Strong_20_Emphasis"><text:span text:style-name="T14">Faça um script que </text:span></text:span><text:span text:style-name="Strong_20_Emphasis"><text:span text:style-name="T13">vai explicando cada etapa em linguagem simples</text:span></text:span><text:span text:style-name="T13">, usando analogias, </text:span><text:span text:style-name="T14">como se estivesse ensinando estatística aplicada.</text:span></text:p>
      <text:p text:style-name="P5"/>
      <text:p text:style-name="P13">IA:</text:p>
      <text:p text:style-name="P1"><text:span text:style-name="T11">Trabalhar com dados categóricos de biodiversidade em uma escala tão grande (121 mil registros) exige um método robusto. O </text:span><text:span text:style-name="Strong_20_Emphasis"><text:span text:style-name="T11">k-modes</text:span></text:span><text:span text:style-name="T11"> é adequado porque, diferentemente do k-means, lida diretamente com variáveis categóricas (como famílias, gêneros, espécies, etc.).</text:span></text:p>
      <text:p text:style-name="P2"><text:span text:style-name="T11">Vou estruturar um </text:span><text:span text:style-name="Strong_20_Emphasis"><text:span text:style-name="T11">script em R</text:span></text:span><text:span text:style-name="T11"> que você poderá adaptar à sua planilha. Ele faz:</text:span></text:p>
      <text:list text:style-name="L1">
        <text:list-item>
          <text:p text:style-name="P18">Importação da planilha (CSV ou Excel).</text:p>
        </text:list-item>
        <text:list-item>
          <text:p text:style-name="P18">Pré-processamento dos dados.</text:p>
        </text:list-item>
        <text:list-item>
          <text:p text:style-name="P18">Cálculo do número ideal de clusters (com critério de custo do k-modes).</text:p>
        </text:list-item>
        <text:list-item>
          <text:p text:style-name="P17"><text:span text:style-name="T11">Execução do algoritmo </text:span><text:span text:style-name="Strong_20_Emphasis"><text:span text:style-name="T11">k-modes</text:span></text:span><text:span text:style-name="T11">.</text:span></text:p>
        </text:list-item>
        <text:list-item>
          <text:p text:style-name="P17"><text:span text:style-name="T11">Visualização dos clusters com um gráfico adequado para dissertação (redução de dimensionalidade via </text:span><text:span text:style-name="Strong_20_Emphasis"><text:span text:style-name="T11">PCA para variáveis categóricas</text:span></text:span><text:span text:style-name="T11"> com </text:span><text:span text:style-name="Emphasis"><text:span text:style-name="T11">MCA</text:span></text:span><text:span text:style-name="T11"> – Análise de Correspondência Múltipla).</text:span></text:p>
        </text:list-item>
      </text:list>
      <text:p text:style-name="P5"/>
      <text:p text:style-name="P13">Script:</text:p>
      <text:p text:style-name="P5"># Instalar pacotes necessários (apenas uma vez)</text:p>
      <text:p text:style-name="P5">install.packages(c("klaR", "factoextra", "readr", "dplyr", "ggplot2", "FactoMineR",”<text:span text:style-name="T20">learnr</text:span><text:span text:style-name="T17">”</text:span>))</text:p>
      <text:p text:style-name="P5"/>
      <text:p text:style-name="P5"># Carregar bibliotecas</text:p>
      <text:p text:style-name="P5">library(klaR)</text:p>
      <text:p text:style-name="P5">library(factoextra)</text:p>
      <text:p text:style-name="P5">library(readr)</text:p>
      <text:p text:style-name="P5">library(dplyr)</text:p>
      <text:p text:style-name="P5">library(ggplot2)</text:p>
      <text:p text:style-name="P5">library(FactoMineR)</text:p>
      <text:p text:style-name="P10">library(<text:span text:style-name="T20">learnr</text:span>) <text:s text:c="8"/><text:span text:style-name="T17"># </text:span><text:span text:style-name="T20">1º tem que confirmar se existe, pesquisar no quadrado direito em baixo</text:span><text:span text:style-name="T17">.</text:span></text:p>
      <text:p text:style-name="P5"/>
      <text:p text:style-name="P5"># <text:s/><text:span text:style-name="T1">1.</text:span> Definir diretório de trabalho ---</text:p>
      <text:p text:style-name="P5"># Substitua o caminho abaixo pelo diretório onde está sua planilha</text:p>
      <text:p text:style-name="P5">setwd("C:/Users/SeuUsuario/Documentos/Projeto_Mestrado/Dados")</text:p>
      <text:p text:style-name="P5"/>
      <text:p text:style-name="P5"># Importar a planilha (exemplo: CSV separado por vírgula)</text:p>
      <text:p text:style-name="P5"># Substitua "sua_planilha.csv" pelo nome correto</text:p>
      <text:p text:style-name="P5"><text:soft-page-break/>dados &lt;- read_csv("Flora_final_teste R.csv", na = c("", "NA"))</text:p>
      <text:p text:style-name="P5"/>
      <text:p text:style-name="P5"># Verificar estrutura</text:p>
      <text:p text:style-name="P5">summary(dados)</text:p>
      <text:p text:style-name="P5">str(dados)</text:p>
      <text:p text:style-name="P4"># --- Conferir dados carregados ---</text:p>
      <text:p text:style-name="P4">head(dados) <text:s text:c="4"/># mostra as 6 primeiras linhas do CSV</text:p>
      <text:p text:style-name="P4"/>
      <text:p text:style-name="P14"># Renomear colunas para português padronizado</text:p>
      <text:p text:style-name="P14">colnames(dados) &lt;- c(</text:p>
      <text:p text:style-name="P14"><text:s text:c="2"/>"re<text:span text:style-name="T3">c_</text:span>id", <text:s text:c="11"/># recordID</text:p>
      <text:p text:style-name="P14"><text:s text:c="2"/>"nivel_taxon", <text:s/># taxonRank</text:p>
      <text:p text:style-name="P14"><text:s text:c="2"/>"filo", <text:s text:c="13"/># phylum</text:p>
      <text:p text:style-name="P14"><text:s text:c="2"/>"classe", <text:s text:c="8"/># Class</text:p>
      <text:p text:style-name="P14"><text:s text:c="2"/>"ordem", <text:s text:c="7"/># order</text:p>
      <text:p text:style-name="P14"><text:s text:c="2"/>"familia", <text:s text:c="5"/># family</text:p>
      <text:p text:style-name="P14"><text:s text:c="2"/>"genero", <text:s text:c="5"/># genus</text:p>
      <text:p text:style-name="P14"><text:s text:c="2"/>"especie", <text:s text:c="4"/># Species</text:p>
      <text:p text:style-name="P14"><text:s text:c="2"/>"<text:span text:style-name="T3">nome_</text:span>cientifico", <text:s text:c="3"/># scientif_1</text:p>
      <text:p text:style-name="P14"><text:s text:c="2"/>"nm_popular<text:span text:style-name="T5">_1</text:span>", <text:s text:c="5"/># vernacular</text:p>
      <text:p text:style-name="P15"><text:s/>"nm_popular<text:span text:style-name="T5">_2</text:span>", <text:s text:c="5"/># vernacul<text:span text:style-name="T5">_1</text:span></text:p>
      <text:p text:style-name="P16"><text:span text:style-name="T10"><text:s text:c="2"/>"</text:span><text:span text:style-name="T5">herbario</text:span><text:span text:style-name="T10">", <text:s text:c="14"/># </text:span><text:span text:style-name="T7">collection</text:span></text:p>
      <text:p text:style-name="P16"><text:span text:style-name="T10"><text:s text:c="2"/>"</text:span><text:span text:style-name="T5">instituto</text:span><text:span text:style-name="T10">", <text:s text:c="14"/># </text:span><text:span text:style-name="T7">institutio</text:span></text:p>
      <text:p text:style-name="P16"><text:span text:style-name="T10"><text:s text:c="2"/>"</text:span><text:span text:style-name="T5">nm_comp_instit</text:span><text:span text:style-name="T10">", <text:s text:c="2"/># </text:span><text:span text:style-name="T7">DatasetNam</text:span></text:p>
      <text:p text:style-name="P14"><text:s text:c="2"/>"latitude", <text:s text:c="14"/># Latitude</text:p>
      <text:p text:style-name="P14"><text:s text:c="2"/>"longitude", <text:s text:c="10"/># Longitude</text:p>
      <text:p text:style-name="P16"><text:span text:style-name="T10"><text:s text:c="2"/>"</text:span><text:span text:style-name="T5">src</text:span><text:span text:style-name="T10">", <text:s text:c="20"/></text:span><text:span text:style-name="T5"># </text:span><text:span text:style-name="T7">geodetic d</text:span></text:p>
      <text:p text:style-name="P14"><text:s text:c="2"/>"lat_decimal", <text:s text:c="5"/># decimalLat</text:p>
      <text:p text:style-name="P14"><text:s text:c="2"/>"long_decimal", <text:s/># decimalLon</text:p>
      <text:p text:style-name="P14"><text:s text:c="2"/>"coordenada", <text:s text:c="7"/># coordinate</text:p>
      <text:p text:style-name="P14"><text:s text:c="2"/>"ano", <text:s text:c="19"/># year</text:p>
      <text:p text:style-name="P16"><text:span text:style-name="T10"><text:s text:c="2"/>"ano</text:span><text:span text:style-name="T5">_extenso</text:span><text:span text:style-name="T10">", <text:s text:c="4"/># </text:span><text:span text:style-name="T7">verbatimEv</text:span></text:p>
      <text:p text:style-name="P16"><text:span text:style-name="T8"><text:s text:c="2"/>"</text:span><text:span text:style-name="T9">estado</text:span><text:span text:style-name="T8">", <text:s text:c="13"/></text:span><text:span text:style-name="T9"># </text:span><text:span text:style-name="T7">stateProvi</text:span></text:p>
      <text:p text:style-name="P14"><text:s text:c="2"/>"ele<text:span text:style-name="T3">v</text:span>_min", <text:s text:c="7"/># minimumEle</text:p>
      <text:p text:style-name="P14"><text:s text:c="2"/>"ele<text:span text:style-name="T3">v</text:span>_max" <text:s text:c="6"/># maximumEle</text:p>
      <text:p text:style-name="P16"><text:span text:style-name="T10"><text:s text:c="2"/>"</text:span><text:span text:style-name="T5">tp_base</text:span><text:span text:style-name="T10">", <text:s text:c="8"/># </text:span><text:span text:style-name="T7">basisOfRec</text:span></text:p>
      <text:p text:style-name="P14">)</text:p>
      <text:p text:style-name="P14"/>
      <text:p text:style-name="P6"># <text:s/>Conferir se deu certo </text:p>
      <text:p text:style-name="P4">names(dados)</text:p>
      <text:p text:style-name="P4"/>
      <text:p text:style-name="P4"># Conferir estrutura</text:p>
      <text:p text:style-name="P4">str(dados)</text:p>
      <text:p text:style-name="P4"/>
      <text:p text:style-name="P5"># 3. Selecionar variáveis categóricas relevantes</text:p>
      <text:p text:style-name="P7"># Ajuste conforme as colunas da sua planilha</text:p>
      <text:p text:style-name="P5">cat("Etapa 3: Selecionando apenas variáveis categóricas relevantes.\n")</text:p>
      <text:p text:style-name="P5">cat("👉 Aqui estamos escolhendo apenas as colunas que descrevem características taxonômicas.\n")</text:p>
      <text:p text:style-name="P5">dados_cat &lt;- dados %&gt;% </text:p>
      <text:p text:style-name="P8"><text:s text:c="2"/>select(nivel_taxon,<text:span text:style-name="T4">filo,classe,ordem,</text:span>familia, genero, especie,<text:span text:style-name="T2">herbario</text:span>)</text:p>
      <text:p text:style-name="P5"/>
      <text:p text:style-name="P5"><text:soft-page-break/># Converter para fator</text:p>
      <text:p text:style-name="P12">cat("Convertendo todas as variáveis para o tipo 'fator', apropriado para dados categóricos.\n")</text:p>
      <text:p text:style-name="P9">cat("👉 Fatores em R são ideais para dados categóricos, como etiquetas.\n")</text:p>
      <text:p text:style-name="P9">dados_cat &lt;- as.data.frame(lapply(dados_cat, as.factor))</text:p>
      <text:p text:style-name="P5"/>
      <text:p text:style-name="P5"># 4. Determinar número de clusters ideal (método do cotovelo)</text:p>
      <text:p text:style-name="P12">cat("Etapa 4: Determinando o número de clusters ideal com o método do cotovelo.\n")</text:p>
      <text:p text:style-name="P12">cat("O método do cotovelo avalia a redução do 'custo' (within diff) conforme aumentamos k.\n")</text:p>
      <text:p text:style-name="P12">cat("👉 Imagine que queremos dividir espécies em grupos. Quanto mais grupos, menor o 'custo',\n")</text:p>
      <text:p text:style-name="P12">cat(" <text:s text:c="2"/>mas chega um ponto em que aumentar grupos não melhora muito. Esse ponto é o 'cotovelo'.\n")</text:p>
      <text:p text:style-name="P12">s<text:span text:style-name="T10">et.seed(123)</text:span></text:p>
      <text:p text:style-name="P5">costs &lt;- c()</text:p>
      <text:p text:style-name="P5">for (k in 2:10) {</text:p>
      <text:p text:style-name="P5"><text:s text:c="2"/>km &lt;- kmodes(dados_cat, modes = k, iter.max = 50, weighted = FALSE)</text:p>
      <text:p text:style-name="P5"><text:s text:c="2"/>costs[k] &lt;- km$withindiff</text:p>
      <text:p text:style-name="P5">}</text:p>
      <text:p text:style-name="P5">plot(2:10, costs[2:10], type="b", pch=19, frame=FALSE,</text:p>
      <text:p text:style-name="P5"><text:s text:c="5"/>xlab="Número de clusters", ylab="Custo (within diff)",</text:p>
      <text:p text:style-name="P5"><text:s text:c="5"/>main="Seleção do número ideal de clusters (k-modes)")</text:p>
      <text:p text:style-name="P5"/>
      <text:p text:style-name="P5"># 5. Rodar o k-modes com k escolhido (exemplo: k=<text:span text:style-name="T16">5</text:span>)</text:p>
      <text:p text:style-name="P5">cat("Etapa 5: Rodando o k-modes com k=<text:span text:style-name="T16">5</text:span>.\n")</text:p>
      <text:p text:style-name="P5">cat("O algoritmo k-modes é uma adaptação do k-means para dados categóricos,\n")</text:p>
      <text:p text:style-name="P5">cat("utilizando dissimilaridade baseada em correspondência de categorias.\n")</text:p>
      <text:p text:style-name="P5">cat("👉 O k-modes é como o k-means, mas feito para dados categóricos.\n")</text:p>
      <text:p text:style-name="P5">cat(" <text:s text:c="2"/>Em vez de calcular médias, ele compara categorias e procura reduzir diferenças.\n")</text:p>
      <text:p text:style-name="P5">cat(" <text:s text:c="2"/>É como agrupar frutas por 'tipo' (maçã, banana, laranja) em vez de pelo peso.\n")</text:p>
      <text:p text:style-name="P5">set.seed(123)</text:p>
      <text:p text:style-name="P5">km_final &lt;- kmodes(dados_cat, modes = <text:span text:style-name="T16">5</text:span>, iter.max = 50, weighted = FALSE)</text:p>
      <text:p text:style-name="P5"/>
      <text:p text:style-name="P5"># Adicionar resultado ao dataset original</text:p>
      <text:p text:style-name="P5">dados$cluster &lt;- as.factor(km_final$cluster)</text:p>
      <text:p text:style-name="P5">cat("Clusters adicionados ao dataset original como nova coluna.\n")</text:p>
      <text:p text:style-name="P5">cat("👉 Cada espécie agora ganhou uma etiqueta de cluster, indicando o grupo a que pertence.\n")</text:p>
      <text:p text:style-name="P5"/>
      <text:p text:style-name="P5"># 6. Redução de dimensionalidade (MCA) para visualização</text:p>
      <text:p text:style-name="P9">cat("Etapa 6: Aplicando Análise de Correspondência Múltipla (MCA) para reduzir a dimensionalidade.\n")</text:p>
      <text:p text:style-name="P9">cat("A MCA permite representar variáveis categóricas em um espaço vetorial contínuo de menor dimensão.\n")</text:p>
      <text:p text:style-name="P9">cat("👉 Pense que temos muitas variáveis categóricas (filo, classe, família...).\n")</text:p>
      <text:p text:style-name="P9">cat(" <text:s text:c="2"/>A MCA funciona como um 'óculos' que projeta esses dados em um espaço 2D,\n")</text:p>
      <text:p text:style-name="P9">cat(" <text:s text:c="2"/>facilitando visualizar a estrutura dos grupos.\n")</text:p>
      <text:p text:style-name="P9">mca_res &lt;- MCA(dados_cat, graph = FALSE)</text:p>
      <text:p text:style-name="P5"/>
      <text:p text:style-name="P5"># Plot com elipses de confiança</text:p>
      <text:p text:style-name="P5">cat("Gerando gráfico dos indivíduos em duas dimensões com elipses de confiança para cada cluster.\n")</text:p>
      <text:p text:style-name="P5">cat("👉 Agora mostramos um gráfico onde cada ponto é uma espécie.\n")</text:p>
      <text:p text:style-name="P5">cat(" <text:s text:c="2"/>As cores indicam clusters e as elipses representam áreas de confiança,\n")</text:p>
      <text:p text:style-name="P5"><text:soft-page-break/>cat(" <text:s text:c="2"/>como se fossem 'territórios' dos grupos.\n")</text:p>
      <text:p text:style-name="P5">fviz_mca_ind(mca_res,</text:p>
      <text:p text:style-name="P5"><text:s text:c="13"/>label = "none", # não mostrar cada ponto</text:p>
      <text:p text:style-name="P5"><text:s text:c="13"/>habillage = dados$cluster, # colorir pelos clusters</text:p>
      <text:p text:style-name="P5"><text:s text:c="13"/>addEllipses = TRUE, ellipse.type = "confidence",</text:p>
      <text:p text:style-name="P5"><text:s text:c="13"/>palette = "jco") +</text:p>
      <text:p text:style-name="P5"><text:s text:c="2"/>labs(title = "Agrupamento de espécies nativas por k-modes",</text:p>
      <text:p text:style-name="P5"><text:s text:c="7"/>subtitle = "Projeção em duas dimensões (MCA)",</text:p>
      <text:p text:style-name="P5"><text:s text:c="7"/>color = "Cluster")</text:p>
      <text:p text:style-name="P5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8T10:15:08.488000000</meta:creation-date>
    <dc:date>2025-08-29T19:05:36.924000000</dc:date>
    <meta:editing-duration>PT1H46M9S</meta:editing-duration>
    <meta:editing-cycles>14</meta:editing-cycles>
    <meta:generator>LibreOffice/24.2.4.2$Windows_X86_64 LibreOffice_project/51a6219feb6075d9a4c46691dcfe0cd9c4fff3c2</meta:generator>
    <meta:document-statistic meta:table-count="0" meta:image-count="0" meta:object-count="0" meta:page-count="4" meta:paragraph-count="126" meta:word-count="875" meta:character-count="6596" meta:non-whitespace-character-count="5475"/>
  </office:meta>
</office:document-meta>
</file>